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8"/>
          <table:table-cell table:number-columns-repeated="1016"/>
        </table:table-row>
        <table:table-row table:style-name="ro2" table:number-rows-repeated="3">
          <table:table-cell table:style-name="ce1"/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1"/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D7:.F7])"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D8:.F8])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9:.F9])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10:.F10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SUM([.D11:.F1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D12:.F12])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13:.F13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D14:.F14])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D15:.F15])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SUM([.D7:.D15])" office:value-type="float" office:value="28" calcext:value-type="float">
            <text:p>28</text:p>
          </table:table-cell>
          <table:table-cell table:formula="of:=SUM([.E7:.E15])" office:value-type="float" office:value="56" calcext:value-type="float">
            <text:p>56</text:p>
          </table:table-cell>
          <table:table-cell table:formula="of:=SUM([.F7:.F15])" office:value-type="float" office:value="70" calcext:value-type="float">
            <text:p>70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3">00/00/0000</text:date>, <text:time style:data-style-name="N2" text:time-value="12:15:48.629489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3T11:14:31.006681791</meta:creation-date>
    <dc:date>2024-08-03T14:17:11.184529476</dc:date>
    <meta:editing-duration>PT1H56M48S</meta:editing-duration>
    <meta:editing-cycles>19</meta:editing-cycles>
    <meta:generator>LibreOffice/5.1.6.2$Linux_X86_64 LibreOffice_project/10m0$Build-2</meta:generator>
    <meta:document-statistic meta:table-count="1" meta:cell-count="61" meta:object-count="0"/>
  </office:meta>
</office:document-meta>
</file>